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UIRRE ALVAREZ, ANGIE ANTONEL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75106403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55786826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AGUIRRE ALVAREZ, ANGIE ANTONEL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7510640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MESTAR SANCHEZ, YESSIRA DE LOS MILAGROS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790001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0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0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1</text:p>
          </table:table-cell>
          <table:table-cell table:style-name="Tableau1.A2" office:value-type="string">
            <text:p text:style-name="P14">1</text:p>
          </table:table-cell>
          <table:table-cell table:style-name="Tableau1.D2" office:value-type="string">
            <text:p text:style-name="P13">1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334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9T23:28:40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